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7.403cm" fo:min-width="19.693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00ccff" draw:textarea-horizontal-align="justify" draw:textarea-vertical-align="middle" draw:auto-grow-height="false" fo:min-height="9.153cm" fo:min-width="9.71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6.01cm" fo:min-width="6.567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423cm" draw:marker-start-width="0.832cm" draw:marker-end-width="0.832cm" draw:fill="none" draw:textarea-vertical-align="middle" fo:padding-top="0.334cm" fo:padding-bottom="0.334cm" fo:padding-left="0.459cm" fo:padding-right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131cm" fo:min-width="0.643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909cm" fo:min-width="3.945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909cm" fo:min-width="2.675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5.211cm" fo:min-width="3.05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3.31cm"/>
    </style:style>
    <style:style style:name="gr1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2.671cm" fo:min-width="0.341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382cm" fo:min-width="2.548cm"/>
    </style:style>
    <style:style style:name="gr19" style:family="graphic" style:parent-style-name="standard">
      <style:graphic-properties draw:fill-color="#ffff99" draw:textarea-vertical-align="middle" draw:auto-grow-height="false" fo:min-height="2.925cm" fo:min-width="6.358cm"/>
    </style:style>
    <style:style style:name="gr20" style:family="graphic" style:parent-style-name="standard">
      <style:graphic-properties draw:fill-color="#ffff99" draw:textarea-vertical-align="middle" draw:auto-grow-height="false" fo:min-height="2.926cm" fo:min-width="6.3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9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606cm"/>
    </style:style>
    <style:style style:name="gr23" style:family="graphic" style:parent-style-name="objectwithoutfill">
      <style:graphic-properties draw:marker-end="Line_20_Arrow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objectwithoutfill">
      <style:graphic-properties svg:stroke-width="0.035cm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8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229cm"/>
    </style:style>
    <style:style style:name="gr28" style:family="graphic" style:parent-style-name="standard">
      <style:graphic-properties draw:textarea-horizontal-align="justify" draw:textarea-vertical-align="middle" draw:auto-grow-height="false" fo:min-height="2.529cm" fo:min-width="0.0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paragraph-properties fo:text-align="center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193cm" svg:height="17.653cm" svg:x="3.766cm" svg:y="1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4.478cm" svg:height="13.335cm" svg:x="6.433cm" svg:y="4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0.033cm" svg:height="8.89cm" svg:x="8.592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64cm" svg:y1="4.102cm" svg:x2="13.64cm" svg:y2="6.261cm">
          <text:p/>
        </draw:line>
        <draw:frame draw:style-name="gr5" draw:text-style-name="P4" draw:layer="layout" svg:width="3.753cm" svg:height="1.195cm" draw:transform="rotate (-1.19014001693493) translate (19.051cm 6.802cm)">
          <draw:text-box>
            <text:p><text:span text:style-name="T1">Leftmost</text:span></text:p>
          </draw:text-box>
        </draw:frame>
        <draw:line draw:style-name="gr6" draw:text-style-name="P3" draw:layer="layout" svg:x1="17.355cm" svg:y1="7.658cm" svg:x2="19.006cm" svg:y2="6.261cm">
          <text:p/>
        </draw:line>
        <draw:line draw:style-name="gr7" draw:text-style-name="P3" draw:layer="layout" svg:x1="18.625cm" svg:y1="10.706cm" svg:x2="21.038cm" svg:y2="10.706cm">
          <text:p/>
        </draw:line>
        <draw:line draw:style-name="gr7" draw:text-style-name="P3" draw:layer="layout" svg:x1="13.799cm" svg:y1="15.151cm" svg:x2="13.799cm" svg:y2="17.437cm">
          <text:p/>
        </draw:line>
        <draw:line draw:style-name="gr7" draw:text-style-name="P3" draw:layer="layout" svg:x1="8.592cm" svg:y1="10.579cm" svg:x2="6.306cm" svg:y2="10.579cm">
          <text:p/>
        </draw:line>
        <draw:line draw:style-name="gr7" draw:text-style-name="P3" draw:layer="layout" svg:x1="8.719cm" svg:y1="5.753cm" svg:x2="10.243cm" svg:y2="7.404cm">
          <text:p/>
        </draw:line>
        <draw:line draw:style-name="gr7" draw:text-style-name="P3" draw:layer="layout" svg:x1="8.465cm" svg:y1="15.532cm" svg:x2="10.243cm" svg:y2="14.008cm">
          <text:p/>
        </draw:line>
        <draw:line draw:style-name="gr7" draw:text-style-name="P3" draw:layer="layout" svg:x1="17.355cm" svg:y1="13.627cm" svg:x2="19.133cm" svg:y2="15.151cm">
          <text:p/>
        </draw:line>
        <draw:frame draw:style-name="gr8" draw:text-style-name="P4" draw:layer="layout" svg:width="4.312cm" svg:height="1.195cm" draw:transform="rotate (1.08821278861846) translate (6.712cm 9.954cm)">
          <draw:text-box>
            <text:p><text:span text:style-name="T1">Rightmost</text:span></text:p>
          </draw:text-box>
        </draw:frame>
        <draw:frame draw:style-name="gr9" draw:text-style-name="P5" draw:layer="layout" svg:width="0.853cm" svg:height="0.962cm" svg:x="20.911cm" svg:y="7.912cm">
          <draw:text-box>
            <text:p>0</text:p>
          </draw:text-box>
        </draw:frame>
        <draw:frame draw:style-name="gr9" draw:text-style-name="P5" draw:layer="layout" svg:width="0.853cm" svg:height="0.962cm" svg:x="20.911cm" svg:y="13.246cm">
          <draw:text-box>
            <text:p>1</text:p>
          </draw:text-box>
        </draw:frame>
        <draw:frame draw:style-name="gr9" draw:text-style-name="P5" draw:layer="layout" svg:width="0.853cm" svg:height="0.962cm" svg:x="16.72cm" svg:y="17.437cm">
          <draw:text-box>
            <text:p>2</text:p>
          </draw:text-box>
        </draw:frame>
        <draw:frame draw:style-name="gr9" draw:text-style-name="P5" draw:layer="layout" svg:width="0.853cm" svg:height="0.962cm" svg:x="10.116cm" svg:y="17.31cm">
          <draw:text-box>
            <text:p>3</text:p>
          </draw:text-box>
        </draw:frame>
        <draw:frame draw:style-name="gr9" draw:text-style-name="P5" draw:layer="layout" svg:width="0.853cm" svg:height="0.962cm" svg:x="5.798cm" svg:y="13.5cm">
          <draw:text-box>
            <text:p>4</text:p>
          </draw:text-box>
        </draw:frame>
        <draw:frame draw:style-name="gr9" draw:text-style-name="P5" draw:layer="layout" svg:width="0.853cm" svg:height="0.962cm" svg:x="5.671cm" svg:y="7.531cm">
          <draw:text-box>
            <text:p>5</text:p>
          </draw:text-box>
        </draw:frame>
        <draw:custom-shape draw:style-name="gr10" draw:text-style-name="P1" draw:layer="layout" svg:width="1.143cm" svg:height="0.381cm" svg:x="8.592cm" svg:y="5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.445cm" svg:height="2.159cm" svg:x="8.973cm" svg:y="3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.175cm" svg:height="2.159cm" svg:x="10.243cm" svg:y="5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3.556cm" svg:height="5.461cm" svg:x="13.799cm" svg:y="2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3.81cm" svg:height="2.032cm" svg:x="16.847cm" svg:y="4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15" svg:width="1.651cm" svg:height="1.651cm" svg:x="12.783cm" svg:y="9.81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6" draw:layer="layout"/>
        </dr3d:scene>
        <draw:custom-shape draw:style-name="gr17" draw:text-style-name="P1" draw:layer="layout" svg:width="0.841cm" svg:height="2.921cm" draw:transform="rotate (-0.847531884768446) translate (18.783cm 5.2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3.048cm" svg:height="0.632cm" draw:transform="rotate (-0.807738377822975) translate (8.922cm 5.0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6.858cm" svg:height="3.175cm" svg:x="9.481cm" svg:y="5.118cm">
          <text:p/>
          <draw:enhanced-geometry svg:viewBox="0 0 21600 21600" draw:mirror-horizontal="true" draw:text-areas="0 0 21600 21600" draw:mirror-vertical="false" draw:type="circular-arrow" draw:modifiers="-90.3288798118012 -40.8868656028813 6815.891074946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6" draw:layer="layout" svg:width="6.858cm" svg:height="3.175cm" svg:x="11.005cm" svg:y="5.118cm">
          <text:p/>
          <draw:enhanced-geometry svg:viewBox="0 0 21600 21600" draw:text-areas="0 0 21600 21600" draw:mirror-horizontal="false" draw:mirror-vertical="false" draw:type="circular-arrow" draw:modifiers="-90.3288798118012 -40.8868656028813 6815.891074946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5" draw:layer="layout" svg:width="6.175cm" svg:height="0.962cm" svg:x="13.991cm" svg:y="3.544cm">
          <draw:text-box>
            <text:p>step into tape space</text:p>
          </draw:text-box>
        </draw:frame>
        <draw:frame draw:style-name="gr22" draw:text-style-name="P8" draw:layer="layout" svg:width="3.923cm" svg:height="1.673cm" svg:x="9.354cm" svg:y="3.086cm">
          <draw:text-box>
            <text:p text:style-name="P7">left step into</text:p>
            <text:p text:style-name="P7">tape space</text:p>
          </draw:text-box>
        </draw:frame>
        <draw:path draw:style-name="gr23" draw:text-style-name="P3" draw:layer="layout" svg:width="1.356cm" svg:height="1.889cm" draw:transform="rotate (-3.14159265358979) translate (15.05cm 3.757cm)" svg:viewBox="0 0 1357 1890" svg:d="M0 1890c379-144 1862-175 1181-614-1072-691 443-536 94-1134v-142">
          <text:p/>
        </draw:path>
        <draw:frame draw:style-name="gr24" draw:text-style-name="P5" draw:layer="layout" svg:width="6.416cm" svg:height="0.962cm" svg:x="15.003cm" svg:y="1.308cm">
          <draw:text-box>
            <text:p>void projective space</text:p>
          </draw:text-box>
        </draw:frame>
        <draw:path draw:style-name="gr25" draw:text-style-name="P3" draw:layer="layout" svg:width="0.451cm" svg:height="1.795cm" draw:transform="rotate (2.35619449019234) translate (18.752cm 6.515cm)" svg:viewBox="0 0 452 1796" svg:d="M0 0c898 0 180 1796 180 1796">
          <text:p/>
        </draw:path>
        <draw:frame draw:style-name="gr26" draw:text-style-name="P5" draw:layer="layout" svg:width="4.134cm" svg:height="0.962cm" svg:x="19.768cm" svg:y="4.537cm">
          <draw:text-box>
            <text:p>cont-leftmost</text:p>
          </draw:text-box>
        </draw:frame>
        <draw:g>
          <draw:path draw:style-name="gr25" draw:text-style-name="P3" draw:layer="layout" svg:width="0.451cm" svg:height="1.795cm" draw:transform="rotate (-2.35619449019235) translate (9.40937869822485cm 5.94162130177515cm)" svg:viewBox="0 0 452 1796" svg:d="M452 0c-898 0-180 1796-180 1796">
            <text:p/>
          </draw:path>
          <draw:frame draw:style-name="gr27" draw:text-style-name="P8" draw:layer="layout" svg:width="4.519cm" svg:height="0.962cm" svg:x="3.573cm" svg:y="4.336cm">
            <draw:text-box>
              <text:p text:style-name="P7">cont-rightmost</text:p>
            </draw:text-box>
          </draw:frame>
        </draw:g>
        <draw:custom-shape draw:style-name="gr28" draw:text-style-name="P9" draw:layer="layout" svg:width="1.143cm" svg:height="3.175cm" svg:x="13.037cm" svg:y="6.769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06:58:49.456333986</meta:creation-date>
    <meta:editing-duration>PT38M29S</meta:editing-duration>
    <meta:editing-cycles>8</meta:editing-cycles>
    <meta:generator>LibreOffice/5.0.4.2$Linux_X86_64 LibreOffice_project/00m0$Build-2</meta:generator>
    <dc:date>2016-04-10T10:02:52.419408758</dc:date>
    <meta:document-statistic meta:object-count="40"/>
  </office:meta>
</office:document-meta>
</file>